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Helper.invoke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SOAPHelper.SOAPHelper( ComponentManager manager , String urlContext , String url , String action , String authorization , XScriptObject xscrip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